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 AND THE CRITICS AT JERUSALEM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 AND THE CRITICS AT JERUSALEM (11:1-1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ccusation (1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gument (11:4-1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gument (11:4-1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eter reviews his case (11:4-1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eter rests his case (11:1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ETER AND THE CRITICS AT JERUSALEM (11:1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ccusation (1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gument (11:4-1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ceptance (11: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ETER AND THE CRITICS AT JERUSALEM (11:1-1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BARNABAS AND THE CONVERTS AT ANTIOCH (11:19-3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BARNABAS AND THE CONVERTS AT ANTIOCH (11:19-30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Christian assembly at Antioch (11:19-2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Christian associates at Antioch (11:22-3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Christian associates at Antioch (11:22-30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Barnabas (11:22-2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Saul (11:25-2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Agabus (11:27-3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Agabus (11:27-30):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velation (11:27-2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sponse (11:29-30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Christian associates at Antioch (11:22-30)<text:s text:c="1"/></text:span><text:span text:style-name="a553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Barnabas (11:22-2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Saul (11:25-2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Agabus (11:27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BARNABAS AND THE CONVERTS AT ANTIOCH (11:19-30)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Christian assembly at Antioch (11:19-21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hristian associates at Antioch (11:22-3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ACTS 11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ETER AND THE CRITICS AT JERUSALEM (11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BARNABAS AND THE CONVERTS AT ANTIOCH (11:19-3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1 </dc:title>
    <meta:initial-creator>David STRICKLAND</meta:initial-creator>
    <dc:creator>David STRICKLAND</dc:creator>
    <meta:creation-date>2020-02-24T10:50:05Z</meta:creation-date>
    <dc:date>2020-02-24T10:50:06Z</dc:date>
    <meta:template xlink:href="BibleStudy" xlink:type="simple"/>
    <meta:editing-cycles>1</meta:editing-cycles>
    <meta:editing-duration>PT0S</meta:editing-duration>
    <meta:document-statistic meta:paragraph-count="35" meta:word-count="240"/>
  </office:meta>
</office:document-meta>
</file>